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790000012CADB68BA83C91A13A.png" manifest:media-type="image/png"/>
  <manifest:file-entry manifest:full-path="Pictures/100002010000031E000003FF56E7A885B39B5DD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e59" draw:textarea-horizontal-align="justify" draw:textarea-vertical-align="middle" draw:auto-grow-height="false" fo:min-height="1.02cm" fo:min-width="19.058cm"/>
    </style:style>
    <style:style style:name="gr2" style:family="graphic" style:parent-style-name="standard">
      <style:graphic-properties draw:fill-color="#afd095" draw:textarea-horizontal-align="justify" draw:textarea-vertical-align="middle" draw:auto-grow-height="false" fo:min-height="0.764cm" fo:min-width="3.78cm"/>
    </style:style>
    <style:style style:name="gr3" style:family="graphic" style:parent-style-name="standard">
      <style:graphic-properties draw:fill-color="#afd095" draw:textarea-horizontal-align="justify" draw:textarea-vertical-align="middle" draw:auto-grow-height="false" fo:min-height="0.766cm" fo:min-width="3.78cm"/>
    </style:style>
    <style:style style:name="gr4" style:family="graphic" style:parent-style-name="standard">
      <style:graphic-properties draw:fill-color="#ec9ba4" draw:textarea-horizontal-align="justify" draw:textarea-vertical-align="middle" draw:auto-grow-height="false" fo:min-height="0.766cm" fo:min-width="3.781cm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0.766cm" fo:min-width="3.78cm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0.776cm" fo:min-width="3.78cm"/>
    </style:style>
    <style:style style:name="gr7" style:family="graphic" style:parent-style-name="standard">
      <style:graphic-properties draw:fill-color="#ffffa6" draw:textarea-horizontal-align="justify" draw:textarea-vertical-align="middle" draw:auto-grow-height="false" fo:min-height="0.766cm" fo:min-width="3.78cm"/>
    </style:style>
    <style:style style:name="gr8" style:family="graphic" style:parent-style-name="standard">
      <style:graphic-properties draw:fill-color="#ffffa6" draw:textarea-horizontal-align="justify" draw:textarea-vertical-align="middle" draw:auto-grow-height="false" fo:min-height="0.82cm" fo:min-width="3.78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1.014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974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de59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afd095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-color="#ec9ba4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-color="#ec9ba4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-color="#b4c7dc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ffffa6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58cm" svg:height="1.27cm" svg:x="1.27cm" svg:y="1.27cm">
          <text:p text:style-name="P1"><text:span text:style-name="T1">GNU Octav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8cm" svg:height="1.014cm" svg:x="1.27cm" svg:y="5.463cm">
          <text:p text:style-name="P1"><text:span text:style-name="T2">SuiteSpar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28cm" svg:height="1.016cm" svg:x="1.27cm" svg:y="3.81cm">
          <text:p text:style-name="P1"><text:span text:style-name="T2">BLAS / LAP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28cm" svg:height="1.016cm" svg:x="1.27cm" svg:y="8.763cm">
          <text:p text:style-name="P1"><text:span text:style-name="T2">qrupda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8cm" svg:height="1.016cm" svg:x="1.27cm" svg:y="10.414cm">
          <text:p text:style-name="P1"><text:span text:style-name="T2">FFTW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8cm" svg:height="1.016cm" svg:x="1.27cm" svg:y="7.112cm">
          <text:p text:style-name="P1"><text:span text:style-name="T2">ARPACK-N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8cm" svg:height="1.016cm" svg:x="1.27cm" svg:y="12.065cm">
          <text:p text:style-name="P1"><text:span text:style-name="T2">Qhul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281cm" svg:height="1.016cm" svg:x="6.35cm" svg:y="7.112cm">
          <text:p text:style-name="P1"><text:span text:style-name="T2">gnuplo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281cm" svg:height="1.016cm" svg:x="6.35cm" svg:y="3.81cm">
          <text:p text:style-name="P1"><text:span text:style-name="T2">q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281cm" svg:height="1.016cm" svg:x="6.35cm" svg:y="10.414cm">
          <text:p text:style-name="P1"><text:span text:style-name="T3">GraphicsMagic++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281cm" svg:height="1.016cm" svg:x="6.35cm" svg:y="5.461cm">
          <text:p text:style-name="P1"><text:span text:style-name="T2">OpenG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281cm" svg:height="1.016cm" svg:x="6.35cm" svg:y="12.065cm">
          <text:p text:style-name="P1"><text:span text:style-name="T2">GL2P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281cm" svg:height="1.016cm" svg:x="6.35cm" svg:y="8.763cm">
          <text:p text:style-name="P1"><text:span text:style-name="T2">FLTK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28cm" svg:height="1.016cm" svg:x="11.43cm" svg:y="3.81cm">
          <text:p text:style-name="P1"><text:span text:style-name="T2">cURL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28cm" svg:height="1.016cm" svg:x="11.43cm" svg:y="7.112cm">
          <text:p text:style-name="P1"><text:span text:style-name="T2">Free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28cm" svg:height="1.016cm" svg:x="11.43cm" svg:y="5.461cm">
          <text:p text:style-name="P1"><text:span text:style-name="T2">fontconfig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28cm" svg:height="1.026cm" svg:x="11.43cm" svg:y="8.763cm">
          <text:p text:style-name="P1"><text:span text:style-name="T2">GNU Readlin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28cm" svg:height="1.016cm" svg:x="11.43cm" svg:y="12.065cm">
          <text:p text:style-name="P1"><text:span text:style-name="T2">PCR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28cm" svg:height="1.016cm" svg:x="11.43cm" svg:y="10.414cm">
          <text:p text:style-name="P1"><text:span text:style-name="T2">HDF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28cm" svg:height="1.016cm" svg:x="11.43cm" svg:y="13.716cm">
          <text:p text:style-name="P1"><text:span text:style-name="T2">zlib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28cm" svg:height="1.016cm" svg:x="16.51cm" svg:y="3.81cm">
          <text:p text:style-name="P1"><text:span text:style-name="T2">GNU GCC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28cm" svg:height="1.07cm" svg:x="16.51cm" svg:y="5.407cm">
          <text:p text:style-name="P1"><text:span text:style-name="T2">GNU Make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28cm" svg:height="1.016cm" svg:x="16.51cm" svg:y="7.112cm">
          <text:p text:style-name="P1"><text:span text:style-name="T2">GNU Autotool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28cm" svg:height="1.016cm" svg:x="16.51cm" svg:y="8.763cm">
          <text:p text:style-name="P1"><text:span text:style-name="T2">GNU Texinfo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28cm" svg:height="1.016cm" svg:x="16.51cm" svg:y="10.414cm">
          <text:p text:style-name="P1"><text:span text:style-name="T2">GNU Bison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28cm" svg:height="1.016cm" svg:x="16.51cm" svg:y="12.065cm">
          <text:p text:style-name="P1"><text:span text:style-name="T2">fl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4.572cm" svg:height="1.264cm" svg:x="1.143cm" svg:y="2.54cm">
          <draw:text-box>
            <text:p text:style-name="P1"><text:span text:style-name="T4">Numerical Libraries</text:span></text:p>
          </draw:text-box>
        </draw:frame>
        <draw:frame draw:style-name="gr9" draw:text-style-name="P8" draw:layer="layout" svg:width="4.408cm" svg:height="1.264cm" svg:x="6.387cm" svg:y="2.546cm">
          <draw:text-box>
            <text:p text:style-name="P1"><text:span text:style-name="T4">Graphical Libraries</text:span></text:p>
          </draw:text-box>
        </draw:frame>
        <draw:frame draw:style-name="gr9" draw:text-style-name="P8" draw:layer="layout" svg:width="4.28cm" svg:height="1.264cm" svg:x="11.468cm" svg:y="2.546cm">
          <draw:text-box>
            <text:p text:style-name="P1"><text:span text:style-name="T4">Utility Libraries</text:span></text:p>
          </draw:text-box>
        </draw:frame>
        <draw:frame draw:style-name="gr10" draw:text-style-name="P8" draw:layer="layout" svg:width="4.28cm" svg:height="1.224cm" svg:x="16.51cm" svg:y="2.586cm">
          <draw:text-box>
            <text:p text:style-name="P1"><text:span text:style-name="T4">Build Tools</text:span></text:p>
          </draw:text-box>
        </draw:frame>
        <draw:frame draw:style-name="gr11" draw:text-style-name="P1" draw:layer="layout" svg:width="3.532cm" svg:height="4.528cm" svg:x="22.884cm" svg:y="1.397cm">
          <draw:image xlink:href="Pictures/100002010000031E000003FF56E7A885B39B5DD8.png" xlink:type="simple" xlink:show="embed" xlink:actuate="onLoad" loext:mime-type="image/png">
            <text:p/>
          </draw:image>
        </draw:frame>
        <draw:frame draw:style-name="gr11" draw:text-style-name="P1" draw:layer="layout" svg:width="6.137cm" svg:height="1.608cm" svg:x="21.59cm" svg:y="6.139cm">
          <draw:image xlink:href="Pictures/10000000000004790000012CADB68BA83C91A13A.png" xlink:type="simple" xlink:show="embed" xlink:actuate="onLoad" loext:mime-type="image/png">
            <text:p/>
          </draw:image>
        </draw:frame>
        <draw:frame draw:style-name="gr11" draw:text-style-name="P1" draw:layer="layout" svg:width="6.137cm" svg:height="1.608cm" svg:x="21.676cm" svg:y="8.255cm">
          <draw:image xlink:href="Pictures/10000000000004790000012CADB68BA83C91A13A.png" xlink:type="simple" xlink:show="embed" xlink:actuate="onLoad" loext:mime-type="image/png">
            <text:p/>
          </draw:image>
        </draw:frame>
        <draw:frame draw:style-name="gr11" draw:text-style-name="P1" draw:layer="layout" svg:width="6.137cm" svg:height="1.608cm" svg:x="21.676cm" svg:y="10.16cm">
          <draw:image xlink:href="Pictures/10000000000004790000012CADB68BA83C91A13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9T00:58:13.099104374</meta:creation-date>
    <dc:date>2019-12-17T14:27:02.758130493</dc:date>
    <meta:editing-duration>PT1H56M57S</meta:editing-duration>
    <meta:editing-cycles>12</meta:editing-cycles>
    <meta:generator>LibreOffice/6.2.7.1$Linux_X86_64 LibreOffice_project/20$Build-1</meta:generator>
    <meta:document-statistic meta:object-count="34"/>
  </office:meta>
</office:document-meta>
</file>